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Noto Sans CJK SC Regular" svg:font-family="'Noto Sans CJK SC Regular'" style:font-family-generic="swiss" style:font-pitch="variable"/>
    <style:font-face style:name="FreeSans" svg:font-family="FreeSans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a151" officeooo:paragraph-rsid="001ea151"/>
    </style:style>
    <style:style style:name="P2" style:family="paragraph" style:parent-style-name="Standard">
      <style:text-properties officeooo:paragraph-rsid="001ea151"/>
    </style:style>
    <style:style style:name="P3" style:family="paragraph" style:parent-style-name="Standard">
      <style:text-properties officeooo:rsid="001f40cb" officeooo:paragraph-rsid="001f40cb"/>
    </style:style>
    <style:style style:name="P4" style:family="paragraph" style:parent-style-name="Standard">
      <style:text-properties officeooo:rsid="0020c5c7" officeooo:paragraph-rsid="0020c5c7"/>
    </style:style>
    <style:style style:name="P5" style:family="paragraph" style:parent-style-name="Standard">
      <style:text-properties officeooo:rsid="0020c5c7" officeooo:paragraph-rsid="0022f9c2"/>
    </style:style>
    <style:style style:name="P6" style:family="paragraph" style:parent-style-name="Standard">
      <style:text-properties officeooo:rsid="00248901" officeooo:paragraph-rsid="00248901"/>
    </style:style>
    <style:style style:name="P7" style:family="paragraph" style:parent-style-name="Standard">
      <style:text-properties officeooo:paragraph-rsid="00248901"/>
    </style:style>
    <style:style style:name="P8" style:family="paragraph" style:parent-style-name="Standard">
      <style:text-properties officeooo:rsid="0029acd6" officeooo:paragraph-rsid="0029acd6"/>
    </style:style>
    <style:style style:name="P9" style:family="paragraph" style:parent-style-name="Standard">
      <style:text-properties officeooo:paragraph-rsid="0029acd6"/>
    </style:style>
    <style:style style:name="P10" style:family="paragraph" style:parent-style-name="Standard">
      <style:text-properties fo:font-variant="normal" fo:text-transform="none" fo:color="#333333" style:font-name="Noto Sans CJK SC Regular" fo:font-size="10.5pt" fo:letter-spacing="normal" fo:font-style="normal" fo:font-weight="normal" officeooo:rsid="0029bb79" officeooo:paragraph-rsid="0029acd6" style:font-name-asian="Noto Sans CJK SC Regular" style:font-size-asian="10.5pt" style:font-style-asian="normal" style:font-weight-asian="normal" style:font-size-complex="10.5pt"/>
    </style:style>
    <style:style style:name="P11" style:family="paragraph" style:parent-style-name="Standard">
      <style:text-properties fo:font-variant="normal" fo:text-transform="none" fo:color="#333333" style:font-name="Noto Sans CJK SC Regular" fo:font-size="10.5pt" fo:letter-spacing="normal" fo:font-style="normal" fo:font-weight="normal" officeooo:rsid="0029f6c1" officeooo:paragraph-rsid="0029acd6" style:font-name-asian="Noto Sans CJK SC Regular" style:font-size-asian="10.5pt" style:font-style-asian="normal" style:font-weight-asian="normal" style:font-size-complex="10.5pt"/>
    </style:style>
    <style:style style:name="P12" style:family="paragraph" style:parent-style-name="Standard">
      <style:text-properties fo:font-variant="normal" fo:text-transform="none" fo:color="#333333" style:font-name="Noto Sans CJK SC Regular" fo:font-size="10.5pt" fo:letter-spacing="normal" fo:font-style="normal" fo:font-weight="normal" officeooo:rsid="002fa2c2" officeooo:paragraph-rsid="002fa2c2" style:font-name-asian="Noto Sans CJK SC Regular" style:font-size-asian="10.5pt" style:font-style-asian="normal" style:font-weight-asian="normal" style:font-size-complex="10.5pt"/>
    </style:style>
    <style:style style:name="P13" style:family="paragraph" style:parent-style-name="Standard">
      <style:text-properties fo:font-variant="normal" fo:text-transform="none" fo:color="#333333" style:font-name="Noto Sans CJK JP Regular" fo:font-size="10.5pt" fo:letter-spacing="normal" fo:font-style="normal" fo:font-weight="normal" officeooo:rsid="0029f6c1" officeooo:paragraph-rsid="0029acd6" style:font-name-asian="Noto Sans CJK SC Regular" style:font-size-asian="10.5pt" style:font-style-asian="normal" style:font-weight-asian="normal" style:font-size-complex="10.5pt"/>
    </style:style>
    <style:style style:name="P14" style:family="paragraph" style:parent-style-name="Standard">
      <style:text-properties officeooo:paragraph-rsid="002fa2c2"/>
    </style:style>
    <style:style style:name="T1" style:family="text">
      <style:text-properties officeooo:rsid="001ea151"/>
    </style:style>
    <style:style style:name="T2" style:family="text">
      <style:text-properties officeooo:rsid="001f40cb"/>
    </style:style>
    <style:style style:name="T3" style:family="text">
      <style:text-properties officeooo:rsid="0021b933"/>
    </style:style>
    <style:style style:name="T4" style:family="text">
      <style:text-properties officeooo:rsid="0022f9c2"/>
    </style:style>
    <style:style style:name="T5" style:family="text">
      <style:text-properties officeooo:rsid="00248901"/>
    </style:style>
    <style:style style:name="T6" style:family="text">
      <style:text-properties officeooo:rsid="002529cc"/>
    </style:style>
    <style:style style:name="T7" style:family="text">
      <style:text-properties officeooo:rsid="0029acd6"/>
    </style:style>
    <style:style style:name="T8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333333" style:font-name="Noto Sans CJK SC Regular" fo:font-size="10.5pt" fo:letter-spacing="normal" style:font-name-asian="Noto Sans CJK SC Regular" style:font-size-asian="10.5pt" style:font-style-asian="normal" style:font-weight-asian="normal" style:font-size-complex="10.5pt"/>
    </style:style>
    <style:style style:name="T10" style:family="text">
      <style:text-properties fo:font-variant="normal" fo:text-transform="none" fo:color="#333333" style:font-name="Noto Sans CJK SC Regular" fo:font-size="10.5pt" fo:letter-spacing="normal" fo:font-style="normal" fo:font-weight="normal" style:font-name-asian="Noto Sans CJK SC Regular" style:font-size-asian="10.5pt" style:font-style-asian="normal" style:font-weight-asian="normal" style:font-size-complex="10.5pt"/>
    </style:style>
    <style:style style:name="T11" style:family="text">
      <style:text-properties fo:font-variant="normal" fo:text-transform="none" fo:color="#333333" style:font-name="Noto Sans CJK SC Regular" fo:font-size="10.5pt" fo:letter-spacing="normal" fo:font-style="normal" fo:font-weight="normal" officeooo:rsid="0029bb79" style:font-name-asian="Noto Sans CJK SC Regular" style:font-size-asian="10.5pt" style:font-style-asian="normal" style:font-weight-asian="normal" style:font-size-complex="10.5pt"/>
    </style:style>
    <style:style style:name="T12" style:family="text">
      <style:text-properties fo:font-variant="normal" fo:text-transform="none" fo:color="#333333" style:font-name="Noto Sans CJK SC Regular" fo:font-size="10.5pt" fo:letter-spacing="normal" fo:font-style="normal" fo:font-weight="normal" officeooo:rsid="0029f6c1" style:font-name-asian="Noto Sans CJK SC Regular" style:font-size-asian="10.5pt" style:font-style-asian="normal" style:font-weight-asian="normal" style:font-size-complex="10.5pt"/>
    </style:style>
    <style:style style:name="T13" style:family="text">
      <style:text-properties fo:font-variant="normal" fo:text-transform="none" fo:color="#333333" style:font-name="Noto Sans CJK SC Regular" fo:font-size="10.5pt" fo:letter-spacing="normal" fo:font-style="normal" fo:font-weight="normal" officeooo:rsid="002fa2c2" style:font-name-asian="Noto Sans CJK SC Regular" style:font-size-asian="10.5pt" style:font-style-asian="normal" style:font-weight-asian="normal" style:font-size-complex="10.5pt"/>
    </style:style>
    <style:style style:name="T14" style:family="text">
      <style:text-properties fo:font-variant="normal" fo:text-transform="none" fo:color="#333333" style:font-name="Noto Sans CJK JP Regular" fo:font-size="10.5pt" fo:letter-spacing="normal" fo:font-style="normal" fo:font-weight="normal" style:font-size-asian="10.5pt" style:font-size-complex="10.5pt"/>
    </style:style>
    <style:style style:name="T15" style:family="text">
      <style:text-properties fo:font-variant="normal" fo:text-transform="none" fo:color="#333333" style:font-name="Noto Sans CJK JP Regular" fo:font-size="10.5pt" fo:letter-spacing="normal" fo:font-style="normal" fo:font-weight="normal" officeooo:rsid="002fa2c2" style:font-size-asian="10.5pt" style:font-size-complex="10.5pt"/>
    </style:style>
    <style:style style:name="T16" style:family="text">
      <style:text-properties fo:font-variant="normal" fo:text-transform="none" fo:color="#333333" style:font-name="Noto Sans CJK JP Regular" fo:font-size="10.5pt" fo:letter-spacing="normal" style:font-size-asian="10.5pt" style:font-size-complex="10.5pt"/>
    </style:style>
    <style:style style:name="T17" style:family="text">
      <style:text-properties fo:font-variant="normal" fo:text-transform="none" fo:color="#000088" style:font-name="Noto Sans CJK JP Regular" fo:font-size="10.5pt" fo:letter-spacing="normal" fo:font-style="normal" fo:font-weight="normal" style:font-size-asian="10.5pt" style:font-size-complex="10.5pt" loext:padding="0in" loext:border="none"/>
    </style:style>
    <style:style style:name="T18" style:family="text">
      <style:text-properties fo:font-variant="normal" fo:text-transform="none" fo:color="#444444" style:font-name="Noto Sans CJK JP Regular" fo:font-size="10.5pt" fo:letter-spacing="normal" fo:font-style="normal" fo:font-weight="normal" style:font-size-asian="10.5pt" style:font-size-complex="10.5pt" loext:padding="0in" loext:border="none"/>
    </style:style>
    <style:style style:name="T19" style:family="text">
      <style:text-properties fo:font-variant="normal" fo:text-transform="none" fo:color="#444444" style:font-name="Noto Sans CJK JP Regular" fo:font-size="10.5pt" fo:letter-spacing="normal" fo:font-style="normal" fo:font-weight="normal" officeooo:rsid="002fa2c2" style:font-size-asian="10.5pt" style:font-size-complex="10.5pt" loext:padding="0in" loext:border="none"/>
    </style:style>
    <style:style style:name="T20" style:family="text">
      <style:text-properties fo:font-variant="normal" fo:text-transform="none" fo:color="#006666" style:font-name="Noto Sans CJK JP Regular" fo:font-size="10.5pt" fo:letter-spacing="normal" fo:font-style="normal" fo:font-weight="normal" style:font-size-asian="10.5pt" style:font-size-complex="10.5pt" loext:padding="0in" loext:border="none"/>
    </style:style>
    <style:style style:name="T21" style:family="text">
      <style:text-properties style:font-name="Liberation Serif" fo:font-size="12pt" officeooo:rsid="0029acd6" style:font-name-asian="Liberation Serif" style:font-size-asian="12pt" style:font-size-complex="12pt"/>
    </style:style>
    <style:style style:name="T22" style:family="text">
      <style:text-properties officeooo:rsid="0029bb79"/>
    </style:style>
    <style:style style:name="T23" style:family="text">
      <style:text-properties officeooo:rsid="002c164f"/>
    </style:style>
    <style:style style:name="T24" style:family="text">
      <style:text-properties officeooo:rsid="003559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sudo apt-get -<text:span text:style-name="T24">f </text:span>install <text:s/>(修复依赖关系）</text:p>
      <text:p text:style-name="P1">2.安装搜狗输入法（sogou.deb）</text:p>
      <text:p text:style-name="P1">3.安装chrome：</text:p>
      <text:p text:style-name="P2"><text:span text:style-name="T1"><text:tab/></text:span>sudo wget http://www.linuxidc.com/files/repo/google-chrome.list -P /etc/apt/sources.list.d/</text:p>
      <text:p text:style-name="P2"><text:tab/>wget -q -O - https://dl.google.com/linux/linux_signing_key.pub  | sudo apt-key add -</text:p>
      <text:p text:style-name="P2"><text:tab/>sudo apt-get update</text:p>
      <text:p text:style-name="P2"><text:tab/>sudo apt-get install google-chrome-stable</text:p>
      <text:p text:style-name="P2"><text:tab/>加入科学上网套件（无忧付）</text:p>
      <text:p text:style-name="P1">4.网易云音乐 <text:s/>neteas<text:span text:style-name="T2">e.deb</text:span></text:p>
      <text:p text:style-name="P3">5.okular </text:p>
      <text:p text:style-name="P3"><text:tab/>sudo apt-get install okular</text:p>
      <text:p text:style-name="P3">6. Python相关</text:p>
      <text:p text:style-name="P4"><text:tab/>默认Python配置：</text:p>
      <text:p text:style-name="P4"><text:tab/><text:tab/>sudo update-alternatives --install /usr/bin/python python /usr/bin/python2 100</text:p>
      <text:p text:style-name="P4"><text:tab/><text:tab/>sudo update-alternatives --install /usr/bin/python python /usr/bin/python3 150</text:p>
      <text:p text:style-name="P4"><text:tab/><text:tab/>sudo update-alternatives --config python <text:s text:c="3"/>（查看，选择当前默认Python选项</text:p>
      <text:p text:style-name="P4"><text:tab/>pip3 管理包安装：</text:p>
      <text:p text:style-name="P4"><text:tab/><text:tab/><text:span text:style-name="T3">sudo apt-get install python3-pip</text:span></text:p>
      <text:p text:style-name="P4"><text:tab/><text:tab/><text:span text:style-name="T3">sudo pip install –upgrade pip</text:span></text:p>
      <text:p text:style-name="P4"><text:tab/><text:span text:style-name="T3">pip2 管理包安装：</text:span></text:p>
      <text:p text:style-name="P4"><text:tab/><text:tab/><text:span text:style-name="T3">sudo apt-get install python-pip python-dev build-essential</text:span></text:p>
      <text:p text:style-name="P4"><text:tab/><text:tab/><text:span text:style-name="T3">(当系统默认Python版本为Python3的时候会报错，建议修改回Python2）</text:span></text:p>
      <text:p text:style-name="P4"><text:tab/>同样使用alternatives对默认<text:span text:style-name="T4">pip 进行管理(which pip 查找当前pip所在地)：</text:span></text:p>
      <text:p text:style-name="P5"><text:tab/><text:tab/>sudo update-alternatives --install /usr/local/bin/p<text:span text:style-name="T4">ip</text:span> p<text:span text:style-name="T4">ip</text:span> /usr/bin/<text:span text:style-name="T4">pip</text:span>2 100</text:p>
      <text:p text:style-name="P5"><text:tab/><text:tab/>sudo update-alternatives --install /usr/local/bin/p<text:span text:style-name="T4">ip</text:span> p<text:span text:style-name="T4">ip</text:span> /usr/<text:span text:style-name="T4">local/</text:span>bin/p<text:span text:style-name="T4">ip</text:span>3 150</text:p>
      <text:p text:style-name="P5"><text:tab/><text:tab/>sudo update-alternatives --config p<text:span text:style-name="T4">ip</text:span> <text:s text:c="3"/>（查看，选择当前默认<text:span text:style-name="T4">pip</text:span>选项）</text:p>
      <text:p text:style-name="P6">7.atom 安装</text:p>
      <text:p text:style-name="P7"><text:span text:style-name="T5"><text:tab/><text:tab/></text:span>sudo add-apt-repository ppa:webupd8team/atom</text:p>
      <text:p text:style-name="P7"><text:span text:style-name="T5"><text:tab/><text:tab/></text:span>sudo apt-get update</text:p>
      <text:p text:style-name="P7"><text:span text:style-name="T5"><text:tab/><text:tab/></text:span>sudo apt-get install atom</text:p>
      <text:p text:style-name="P6"><text:tab/><text:span text:style-name="T6">(卸载方法)</text:span></text:p>
      <text:p text:style-name="P7"><text:span text:style-name="T5"><text:tab/><text:tab/></text:span>sudo apt-get remove atom</text:p>
      <text:p text:style-name="P7"><text:span text:style-name="T5"><text:tab/><text:tab/></text:span>sudo add-apt-repository --remove ppa:webupd8team/atom</text:p>
      <text:p text:style-name="P7"><text:span text:style-name="T5"><text:tab/><text:tab/></text:span>sudo apt-get autoremove（卸载附加的软件包）</text:p>
      <text:p text:style-name="P8">8. nvidia显卡驱动安装</text:p>
      <text:p text:style-name="P8"><text:tab/><text:tab/><text:span text:style-name="T23">(去官网看看本型号的显卡需要什么样的驱动）</text:span></text:p>
      <text:p text:style-name="P8"><text:tab/><text:tab/>1)首先查看右上角about this computer 查看当前显卡信息显示并非NVIDIA显卡</text:p>
      <text:p text:style-name="P8"><text:tab/><text:tab/>2）如果有NVIDIA显卡先卸载现有驱动</text:p>
      <text:p text:style-name="P8"><text:tab/><text:tab/><text:tab/>sudo apt-get remove –purge nvidia*</text:p>
      <text:p text:style-name="P8"><text:tab/><text:tab/>3) 编译依赖</text:p>
      <text:p text:style-name="P8"><text:tab/><text:tab/><text:tab/>uname -r <text:s text:c="2"/>----→结果是：4.10.0-38-generic</text:p>
      <text:p text:style-name="P9"><text:span text:style-name="T7"><text:tab/><text:tab/><text:tab/></text:span><text:span text:style-name="T8">sudo apt-get install build-essential pkg-config xserver-xorg-dev linux-headers-4.4.0-45-generic</text:span></text:p>
      <text:p text:style-name="P8"><text:tab/><text:tab/><text:span text:style-name="T22">4）屏蔽开源驱动nouveau(blacklist法）</text:span></text:p>
      <text:p text:style-name="P9"><text:span text:style-name="T21"><text:tab/><text:tab/><text:tab/></text:span><text:span text:style-name="T9">创建新文件：</text:span></text:p>
      <text:p text:style-name="P9"><text:span text:style-name="T10"><text:tab/><text:tab/><text:tab/><text:tab/> </text:span><text:span text:style-name="T11">sudo gedit /etc/modprobe.d/blacklist-nouveau.conf</text:span></text:p>
      <text:p text:style-name="P10"><text:tab/><text:tab/><text:tab/>内容输入：</text:p>
      <text:p text:style-name="P10"><text:tab/><text:tab/><text:tab/><text:tab/>blacklist nouveau</text:p>
      <text:p text:style-name="P10"><text:tab/><text:tab/><text:tab/><text:tab/>options <text:s/>nouveau modeset=0</text:p>
      <text:p text:style-name="P10"><text:soft-page-break/><text:tab/><text:tab/><text:tab/>再更新：</text:p>
      <text:p text:style-name="P10"><text:tab/><text:tab/><text:tab/><text:tab/>sudo update-initramfs -u</text:p>
      <text:p text:style-name="P10"><text:tab/><text:tab/>5)结束X-windows的服务</text:p>
      <text:p text:style-name="P10"><text:tab/><text:tab/><text:tab/><text:tab/>sudo service lightdm stop</text:p>
      <text:p text:style-name="P9"><text:span text:style-name="T11"><text:tab/><text:tab/>6)进入控制台 执行run文件</text:span><text:span text:style-name="T12">(如果不正常带参数--uninstall卸载）</text:span></text:p>
      <text:p text:style-name="P10"><text:tab/><text:tab/><text:tab/>sudo sh ./NVIDIA*.run</text:p>
      <text:p text:style-name="P9"><text:span text:style-name="T11"><text:tab/><text:tab/></text:span><text:span text:style-name="T12">7) 重启X-windows</text:span></text:p>
      <text:p text:style-name="P11"><text:tab/><text:tab/><text:tab/>sudo service lightdm start</text:p>
      <text:p text:style-name="P11"><text:tab/><text:tab/>8) 查看显卡信息</text:p>
      <text:p text:style-name="P11"><text:tab/><text:tab/><text:tab/>nvidia-smi <text:s/>nvidia-settings</text:p>
      <text:p text:style-name="P12">9. Matlab R2016a 安装</text:p>
      <text:p text:style-name="P12"><text:tab/><text:tab/>将ISO文件挂载后 sudo ./install 安装激活KEY在crack/FIK中</text:p>
      <text:p text:style-name="P12"><text:tab/><text:tab/>cd /usr/local/MATLAB/R2014a/bin</text:p>
      <text:p text:style-name="P12"><text:tab/><text:tab/>sudo mkdir licenses</text:p>
      <text:p text:style-name="P12"><text:tab/><text:tab/>sudo chmod 777 licenses</text:p>
      <text:p text:style-name="P14"><text:span text:style-name="T13"><text:tab/><text:tab/></text:span><text:span text:style-name="T14">sudo </text:span><text:span text:style-name="T17">cp</text:span><text:span text:style-name="T16"> </text:span><text:span text:style-name="T14">Matlab_R2016a_glnxa64</text:span><text:span text:style-name="T18">.lic</text:span><text:span text:style-name="T16"> </text:span><text:span text:style-name="T14">/usr/local/MATLAB/R2014a/bin/licenses</text:span></text:p>
      <text:p text:style-name="P14"><text:span text:style-name="T14"><text:tab/><text:tab/> sudo </text:span><text:span text:style-name="T17">cp</text:span><text:span text:style-name="T16"> </text:span><text:span text:style-name="T14">libmwservices</text:span><text:span text:style-name="T18">.so</text:span><text:span text:style-name="T16"> </text:span><text:span text:style-name="T14">/usr/local/MATLAB/R2014a/bin/glnxa64 </text:span></text:p>
      <text:p text:style-name="P14"><text:span text:style-name="T14"><text:tab/><text:tab/>sudo </text:span><text:span text:style-name="T17">cp</text:span><text:span text:style-name="T16"> </text:span><text:span text:style-name="T14">libcufft</text:span><text:span text:style-name="T18">.so</text:span><text:span text:style-name="T20">.7.5.18</text:span><text:span text:style-name="T16"> </text:span><text:span text:style-name="T14">/usr/local/MATLAB/R2014a/bin/glnxa64</text:span></text:p>
      <text:p text:style-name="P14"><text:span text:style-name="T14"><text:tab/><text:tab/></text:span><text:span text:style-name="T15">sudo ./matlab (如果需要添加license点击添加)Matlab_R2016a_glnxa64</text:span><text:span text:style-name="T19">.lic</text:span><text:span text:style-name="T15"> <text:s/></text:span></text:p>
      <text:p text:style-name="P13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Noto Sans CJK SC Regular" svg:font-family="'Noto Sans CJK SC Regular'" style:font-family-generic="swiss" style:font-pitch="variable"/>
    <style:font-face style:name="FreeSans" svg:font-family="FreeSans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0:32:20.140826622</meta:creation-date>
    <dc:date>2018-03-10T21:29:25.534583647</dc:date>
    <meta:editing-duration>PT2H24M23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2" meta:paragraph-count="67" meta:word-count="522" meta:character-count="2399" meta:non-whitespace-character-count="2104"/>
  </office:meta>
</office:document-meta>
</file>